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ec22" officeooo:paragraph-rsid="0012ec22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09:50:18.306000000</meta:creation-date>
    <dc:date>2021-11-03T09:51:21.101000000</dc:date>
    <meta:editing-duration>PT1M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2.2.2$Windows_X86_64 LibreOffice_project/02b2acce88a210515b4a5bb2e46cbfb63fe97d56</meta:generator>
  </office:meta>
</office:document-meta>
</file>